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Rubik" svg:font-family="Rubik, Arial, sans-serif"/>
    <style:font-face style:name="Arial3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e4ba8" officeooo:paragraph-rsid="001e4ba8"/>
    </style:style>
    <style:style style:name="P2" style:family="paragraph" style:parent-style-name="Standard">
      <style:text-properties officeooo:rsid="001e4ba8" officeooo:paragraph-rsid="001f71ff"/>
    </style:style>
    <style:style style:name="P3" style:family="paragraph" style:parent-style-name="Standard">
      <style:text-properties officeooo:rsid="001e4ba8" officeooo:paragraph-rsid="0020c400"/>
    </style:style>
    <style:style style:name="P4" style:family="paragraph" style:parent-style-name="Standard">
      <style:text-properties officeooo:rsid="001e4ba8" officeooo:paragraph-rsid="002323cb"/>
    </style:style>
    <style:style style:name="P5" style:family="paragraph" style:parent-style-name="Standard">
      <style:text-properties officeooo:paragraph-rsid="001e4ba8"/>
    </style:style>
    <style:style style:name="P6" style:family="paragraph" style:parent-style-name="Standard">
      <style:text-properties fo:color="#000000" style:font-name="Arial1" fo:font-size="12pt" fo:font-style="normal" style:font-size-asian="12pt" style:font-style-asian="normal" style:font-size-complex="12pt" style:font-style-complex="normal"/>
    </style:style>
    <style:style style:name="P7" style:family="paragraph" style:parent-style-name="Standard">
      <style:text-properties fo:color="#000000" style:font-name="Arial1" fo:font-size="12pt" fo:font-style="normal" officeooo:rsid="001e4ba8" officeooo:paragraph-rsid="001e4ba8" style:font-size-asian="12pt" style:font-style-asian="normal" style:font-size-complex="12pt" style:font-style-complex="normal"/>
    </style:style>
    <style:style style:name="P8" style:family="paragraph" style:parent-style-name="Standard">
      <style:text-properties officeooo:rsid="002ab4af" officeooo:paragraph-rsid="002ab4af"/>
    </style:style>
    <style:style style:name="P9" style:family="paragraph" style:parent-style-name="Standard">
      <style:text-properties fo:font-size="11pt" officeooo:rsid="001e4ba8" officeooo:paragraph-rsid="002323cb" style:font-size-asian="11pt" style:font-size-complex="11pt"/>
    </style:style>
    <style:style style:name="P10" style:family="paragraph" style:parent-style-name="Standard">
      <style:text-properties fo:font-size="11pt" officeooo:rsid="001e4ba8" officeooo:paragraph-rsid="0026cacb" style:font-size-asian="11pt" style:font-size-complex="11pt"/>
    </style:style>
    <style:style style:name="P11" style:family="paragraph" style:parent-style-name="Standard">
      <style:text-properties fo:font-size="11pt" officeooo:rsid="001e4ba8" officeooo:paragraph-rsid="0024faaa" style:font-size-asian="11pt" style:font-size-complex="11pt"/>
    </style:style>
    <style:style style:name="P12" style:family="paragraph" style:parent-style-name="Standard">
      <style:text-properties fo:font-size="11pt" officeooo:rsid="001e4ba8" officeooo:paragraph-rsid="002c25d8" style:font-size-asian="11pt" style:font-size-complex="11pt"/>
    </style:style>
    <style:style style:name="P13" style:family="paragraph" style:parent-style-name="Standard">
      <style:text-properties fo:font-size="11pt" officeooo:rsid="00259f52" officeooo:paragraph-rsid="002ad567" style:font-size-asian="11pt" style:font-size-complex="11pt"/>
    </style:style>
    <style:style style:name="P14" style:family="paragraph" style:parent-style-name="Standard">
      <style:text-properties fo:font-size="11pt" officeooo:rsid="00297a1b" officeooo:paragraph-rsid="00297a1b" style:font-size-asian="11pt" style:font-size-complex="11pt"/>
    </style:style>
    <style:style style:name="P15" style:family="paragraph" style:parent-style-name="Standard">
      <style:text-properties fo:font-size="11pt" officeooo:rsid="00297a1b" officeooo:paragraph-rsid="0024faaa" style:font-size-asian="11pt" style:font-size-complex="11pt"/>
    </style:style>
    <style:style style:name="P16" style:family="paragraph" style:parent-style-name="Standard">
      <style:text-properties fo:font-size="11pt" officeooo:rsid="002ab4af" officeooo:paragraph-rsid="002ab4af" style:font-size-asian="11pt" style:font-size-complex="11pt"/>
    </style:style>
    <style:style style:name="P17" style:family="paragraph" style:parent-style-name="Standard">
      <style:text-properties fo:font-size="11pt" officeooo:rsid="002ad567" officeooo:paragraph-rsid="002c25d8" style:font-size-asian="11pt" style:font-size-complex="11pt"/>
    </style:style>
    <style:style style:name="P18" style:family="paragraph" style:parent-style-name="Standard">
      <style:text-properties fo:font-size="11pt" officeooo:rsid="00304b47" officeooo:paragraph-rsid="0031406c" style:font-size-asian="11pt" style:font-size-complex="11pt"/>
    </style:style>
    <style:style style:name="P19" style:family="paragraph" style:parent-style-name="Standard">
      <style:text-properties fo:font-size="11pt" officeooo:rsid="00314588" officeooo:paragraph-rsid="00314588" style:font-size-asian="11pt" style:font-size-complex="11pt"/>
    </style:style>
    <style:style style:name="P2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Arial1" fo:font-size="12pt" fo:letter-spacing="normal" fo:font-style="normal" fo:font-weight="normal" style:font-size-asian="12pt" style:font-style-asian="normal" style:font-size-complex="12pt" style:font-style-complex="normal"/>
    </style:style>
    <style:style style:name="P21" style:family="paragraph" style:parent-style-name="Standard">
      <style:paragraph-properties fo:margin-left="0cm" fo:margin-right="0cm" fo:text-indent="0cm" style:auto-text-indent="false"/>
      <style:text-properties fo:color="#000000" style:font-name="Arial1" fo:font-size="12pt" fo:font-style="normal" style:font-size-asian="12pt" style:font-style-asian="normal" style:font-size-complex="12pt" style:font-style-complex="normal"/>
    </style:style>
    <style:style style:name="P22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Arial1" fo:font-size="12pt" fo:font-style="normal" officeooo:rsid="001e4ba8" officeooo:paragraph-rsid="0026cacb" style:font-size-asian="12pt" style:font-style-asian="normal" style:font-size-complex="12pt" style:font-style-complex="normal"/>
    </style:style>
    <style:style style:name="T1" style:family="text">
      <style:text-properties fo:color="#000000" style:font-name="Arial1" fo:font-size="12pt" fo:font-style="normal" style:font-size-asian="12pt" style:font-style-asian="normal" style:font-size-complex="12pt" style:font-style-complex="normal"/>
    </style:style>
    <style:style style:name="T2" style:family="text">
      <style:text-properties fo:color="#000000" style:font-name="Arial1" fo:font-size="12pt" fo:font-style="normal" officeooo:rsid="002323cb" style:font-size-asian="12pt" style:font-style-asian="normal" style:font-size-complex="12pt" style:font-style-complex="normal"/>
    </style:style>
    <style:style style:name="T3" style:family="text">
      <style:text-properties fo:color="#000000" style:font-name="Arial1" fo:font-style="normal" style:font-style-asian="normal" style:font-style-complex="normal"/>
    </style:style>
    <style:style style:name="T4" style:family="text">
      <style:text-properties fo:color="#000000" style:font-name="Arial1" fo:font-style="normal" officeooo:rsid="0020c400" style:font-style-asian="normal" style:font-style-complex="normal"/>
    </style:style>
    <style:style style:name="T5" style:family="text">
      <style:text-properties fo:color="#000000" style:font-name="Arial1" fo:font-style="normal" officeooo:rsid="002323cb" style:font-style-asian="normal" style:font-style-complex="normal"/>
    </style:style>
    <style:style style:name="T6" style:family="text">
      <style:text-properties fo:color="#000000" style:font-name="Arial1" fo:font-style="normal" officeooo:rsid="0024faaa" style:font-style-asian="normal" style:font-style-complex="normal"/>
    </style:style>
    <style:style style:name="T7" style:family="text">
      <style:text-properties fo:color="#000000" style:font-name="Arial1" fo:font-style="normal" officeooo:rsid="0026cacb" style:font-style-asian="normal" style:font-style-complex="normal"/>
    </style:style>
    <style:style style:name="T8" style:family="text">
      <style:text-properties fo:color="#000000" style:font-name="Arial1" fo:font-style="normal" officeooo:rsid="00297a1b" style:font-style-asian="normal" style:font-style-complex="normal"/>
    </style:style>
    <style:style style:name="T9" style:family="text">
      <style:text-properties fo:color="#000000" style:font-name="Arial1" fo:font-style="normal" officeooo:rsid="002ab4af" style:font-style-asian="normal" style:font-style-complex="normal"/>
    </style:style>
    <style:style style:name="T10" style:family="text">
      <style:text-properties fo:color="#000000" style:font-name="Arial1" fo:font-style="normal" officeooo:rsid="002ad567" style:font-style-asian="normal" style:font-style-complex="normal"/>
    </style:style>
    <style:style style:name="T11" style:family="text">
      <style:text-properties fo:color="#000000" style:font-name="Arial1" fo:font-style="normal" officeooo:rsid="002c25d8" style:font-style-asian="normal" style:font-style-complex="normal"/>
    </style:style>
    <style:style style:name="T12" style:family="text">
      <style:text-properties fo:color="#000000" style:font-name="Arial1" fo:font-style="normal" officeooo:rsid="002e0bb6" style:font-style-asian="normal" style:font-style-complex="normal"/>
    </style:style>
    <style:style style:name="T13" style:family="text">
      <style:text-properties fo:color="#000000" style:font-name="Arial1" fo:font-style="normal" officeooo:rsid="0031406c" style:font-style-asian="normal" style:font-style-complex="normal"/>
    </style:style>
    <style:style style:name="T14" style:family="text">
      <style:text-properties fo:color="#000000" style:font-name="Arial1" fo:font-style="normal" officeooo:rsid="00314588" style:font-style-asian="normal" style:font-style-complex="normal"/>
    </style:style>
    <style:style style:name="T15" style:family="text">
      <style:text-properties fo:color="#000000" style:font-name="Arial1" fo:font-size="11pt" fo:letter-spacing="normal" fo:font-style="normal" fo:font-weight="normal" style:font-size-asian="11pt" style:font-style-asian="normal" style:font-size-complex="11pt" style:font-style-complex="normal"/>
    </style:style>
    <style:style style:name="T16" style:family="text">
      <style:text-properties fo:color="#000000" style:font-name="Arial1" fo:font-size="11pt" fo:letter-spacing="normal" fo:font-style="normal" fo:font-weight="normal" officeooo:rsid="001f71ff" style:font-size-asian="11pt" style:font-style-asian="normal" style:font-size-complex="11pt" style:font-style-complex="normal"/>
    </style:style>
    <style:style style:name="T17" style:family="text">
      <style:text-properties fo:color="#000000" style:font-name="Arial1" fo:font-size="11pt" fo:letter-spacing="normal" fo:font-style="normal" fo:font-weight="normal" officeooo:rsid="0028bf48" style:font-size-asian="11pt" style:font-style-asian="normal" style:font-size-complex="11pt" style:font-style-complex="normal"/>
    </style:style>
    <style:style style:name="T18" style:family="text">
      <style:text-properties fo:color="#000000" style:font-name="Arial1" fo:font-size="11pt" fo:letter-spacing="normal" fo:font-style="normal" fo:font-weight="normal" officeooo:rsid="0020c400" style:font-size-asian="11pt" style:font-style-asian="normal" style:font-size-complex="11pt" style:font-style-complex="normal"/>
    </style:style>
    <style:style style:name="T19" style:family="text">
      <style:text-properties fo:color="#000000" style:font-name="Arial1" fo:font-size="11pt" fo:letter-spacing="normal" fo:font-style="normal" fo:font-weight="normal" officeooo:rsid="001e4ba8" style:font-size-asian="11pt" style:font-style-asian="normal" style:font-size-complex="11pt" style:font-style-complex="normal"/>
    </style:style>
    <style:style style:name="T20" style:family="text">
      <style:text-properties fo:color="#000000" style:font-name="Arial1" fo:font-size="11pt" fo:font-style="normal" style:font-size-asian="11pt" style:font-style-asian="normal" style:font-size-complex="11pt" style:font-style-complex="normal"/>
    </style:style>
    <style:style style:name="T21" style:family="text">
      <style:text-properties fo:color="#000000" style:font-name="Arial1" fo:font-size="11pt" fo:font-style="normal" officeooo:rsid="0020c400" style:font-size-asian="11pt" style:font-style-asian="normal" style:font-size-complex="11pt" style:font-style-complex="normal"/>
    </style:style>
    <style:style style:name="T22" style:family="text">
      <style:text-properties fo:color="#000000" style:font-name="Arial1" fo:font-size="11pt" fo:font-style="normal" officeooo:rsid="00304b47" style:font-size-asian="11pt" style:font-style-asian="normal" style:font-size-complex="11pt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Emphasis"><text:span text:style-name="T19">To whom it may concern, <text:s/></text:span></text:span></text:p>
      <text:p text:style-name="P1"><text:span text:style-name="Emphasis"><text:span text:style-name="T15"/></text:span></text:p>
      <text:p text:style-name="P1"><text:span text:style-name="Emphasis"><text:span text:style-name="T15">I would like to formally apply for the Lead .NET Developer position. </text:span></text:span></text:p>
      <text:p text:style-name="P1"><text:span text:style-name="Emphasis"><text:span text:style-name="T15"/></text:span></text:p>
      <text:p text:style-name="P1"><text:span text:style-name="Emphasis"><text:span text:style-name="T16">Having</text:span></text:span><text:span text:style-name="Emphasis"><text:span text:style-name="T15"> been with the pensions regulator for </text:span></text:span><text:span text:style-name="Emphasis"><text:span text:style-name="T16">5 years and am excited by this new opportunity where my current skills can be both utilised and expanded.</text:span></text:span></text:p>
      <text:p text:style-name="P1"><text:span text:style-name="Emphasis"><text:span text:style-name="T15"/></text:span></text:p>
      <text:p text:style-name="P2"><text:span text:style-name="Emphasis"><text:span text:style-name="T16">My position prior to the pensions regulator was as a lead .NET developer </text:span></text:span><text:span text:style-name="Emphasis"><text:span text:style-name="T17">which</text:span></text:span><text:span text:style-name="Emphasis"><text:span text:style-name="T16"> </text:span></text:span><text:span text:style-name="Emphasis"><text:span text:style-name="T17">gave me</text:span></text:span><text:span text:style-name="Emphasis"><text:span text:style-name="T16"> </text:span></text:span><text:span text:style-name="Emphasis"><text:span text:style-name="T17">experience </text:span></text:span><text:span text:style-name="Emphasis"><text:span text:style-name="T16">of the role and the responsibilities which come with it. </text:span></text:span><text:span text:style-name="Emphasis"><text:span text:style-name="T17">Previously I was responsible for up to 4 developers carrying out mentoring, setting objectives and regular reviews.</text:span></text:span><text:span text:style-name="Emphasis"><text:span text:style-name="T16"> <text:s text:c="2"/></text:span></text:span></text:p>
      <text:p text:style-name="P2"><text:span text:style-name="Emphasis"><text:span text:style-name="T16"/></text:span></text:p>
      <text:p text:style-name="P2"><text:span text:style-name="Emphasis"><text:span text:style-name="T16">During my time with TPR I have taken </text:span></text:span><text:span text:style-name="Emphasis"><text:span text:style-name="T18">on additional training and responsibilities which showing my strong desire to progress at the regulator and have better equipped me for the role. </text:span></text:span></text:p>
      <text:p text:style-name="P2"><text:span text:style-name="Emphasis"><text:span text:style-name="T18"/></text:span></text:p>
      <text:p text:style-name="P3"><text:span text:style-name="Emphasis"><text:span text:style-name="T18">These include the recent Scaled Agile Framework (SAFe) course which I enthusiastically volunteered for and completed with a 93% pass rate on the exam. This course was about how to link the agile process which our development teams work with and scale it vertically to encompass the whole business. <text:s/></text:span></text:span></text:p>
      <text:p text:style-name="P3"><text:span text:style-name="Emphasis"><text:span text:style-name="T18"/></text:span></text:p>
      <text:p text:style-name="P4"><text:span text:style-name="Emphasis"><text:span text:style-name="T18">I feel this role would give me the opportunity to utilise this training and allow me to act as a cheer leader for change in creating a </text:span></text:span><text:span text:style-name="T21">stronger, more agile, fairer and more efficient organisation.</text:span></text:p>
      <text:p text:style-name="P4"><text:span text:style-name="T22"/></text:p>
      <text:p text:style-name="P18"><text:span text:style-name="T5">W</text:span><text:span text:style-name="T4">ith delays around the recent Exchange release, I was </text:span><text:span text:style-name="T3">parachuted in to get the project back on track. </text:span><text:span text:style-name="T13">I</text:span><text:span text:style-name="T3">t became apparent that in the rush some processes had been abandoned. I found the challenge of engaging with stake holders to prioritise tasks and creat</text:span><text:span text:style-name="T14">ing</text:span><text:span text:style-name="T3"> a sprint with measurable metrics and applying my experience with agile hugely rewarding and would like to take a greater role in the organisation and running of projects.</text:span></text:p>
      <text:p text:style-name="P9"><text:span text:style-name="T4"/></text:p>
      <text:p text:style-name="P9"><text:span text:style-name="T5">There is a strong focus on people management with the role; mentoring developers, identifying learning and development requirements as well as a strong technical aspect in providing training and support for the team. <text:s/></text:span></text:p>
      <text:p text:style-name="P9"><text:span text:style-name="T5"/></text:p>
      <text:p text:style-name="P10"><text:span text:style-name="T5">I am a committed learner and enjoy </text:span><text:span text:style-name="T12">researching and playing with</text:span><text:span text:style-name="T5"> new applicable skills outside of the work environment </text:span><text:span text:style-name="T6">and sharing them with my colleagues. I </text:span><text:span text:style-name="T7">find</text:span><text:span text:style-name="T6"> mentoring </text:span><text:span text:style-name="T7">other developers and</text:span><text:span text:style-name="T6"> </text:span><text:span text:style-name="T7">exposing them</text:span><text:span text:style-name="T6"> to new technologies and patterns </text:span><text:span text:style-name="T7">hugely rewarding</text:span><text:span text:style-name="T6">. </text:span><text:span text:style-name="T7">While </text:span><text:span text:style-name="T6">I feel confident in coaching others, </text:span><text:span text:style-name="T7">I’m </text:span><text:span text:style-name="T10">deeply</text:span><text:span text:style-name="T6"> aware how every member of the team has something to contribute. </text:span></text:p>
      <text:p text:style-name="P11"><text:span text:style-name="T6"/></text:p>
      <text:p text:style-name="P17"><text:span text:style-name="T8">G</text:span><text:span text:style-name="T6">iven the opportunity I’d like to </text:span><text:span text:style-name="T12">e</text:span><text:span text:style-name="T3">ncourage </text:span><text:span text:style-name="T11">developers to work more closely as a team and share knowledge through pair programming. </text:span><text:span text:style-name="T12">Try to give developers a voice and, as much as is practicable, a say in the design and technology choices. </text:span></text:p>
      <text:p text:style-name="P12"><text:span text:style-name="T6"/></text:p>
      <text:p text:style-name="P13"><text:span text:style-name="T3">I have been working with </text:span><text:span text:style-name="T6">H</text:span><text:span text:style-name="T3">elen Randall in interviews for new candidates, carrying out the technical part of the interview and assisting in the </text:span><text:span text:style-name="T7">interview questions. </text:span><text:span text:style-name="T8">I’ve enjoyed this experience immensely and would like to continue to build on these skills.</text:span></text:p>
      <text:p text:style-name="P15"><text:span text:style-name="T3"/></text:p>
      <text:p text:style-name="P14"><text:span text:style-name="T3">While I have over 14 years experience working as a developer and feel confident in my technical skills and have been keen to take on as many management duties in current position, it’s not that experience that I feel is </text:span><text:span text:style-name="T9">the most important part of my application. </text:span></text:p>
      <text:p text:style-name="P14"><text:span text:style-name="T9"/></text:p>
      <text:p text:style-name="P16"><text:span text:style-name="T9">I</text:span><text:span text:style-name="T3">t’s about enjoying</text:span><text:span text:style-name="T5"> </text:span><text:span text:style-name="T3">taking responsibility projects and people, being passionate about what we </text:span><text:span text:style-name="T10">do</text:span><text:span text:style-name="T3">, working as a team and always trying to improve. </text:span></text:p>
      <text:p text:style-name="P16"><text:span text:style-name="T3"/></text:p>
      <text:p text:style-name="P19"><text:span text:style-name="T3">Kind Regards</text:span></text:p>
      <text:p text:style-name="P19"><text:span text:style-name="T3"/></text:p>
      <text:p text:style-name="P19"><text:span text:style-name="T3">Stephen Adam</text:span></text:p>
      <text:p text:style-name="P8"><text:span text:style-name="T1"><text:s/></text:span></text:p>
      <text:p text:style-name="P4"><text:span text:style-name="T2"><text:s text:c="2"/></text:span></text:p>
      <text:p text:style-name="P22"><text:soft-page-break/></text:p>
      <text:p text:style-name="P7"/>
      <text:p text:style-name="P7"/>
      <text:p text:style-name="P7"/>
      <text:p text:style-name="P6"/>
      <text:p text:style-name="P20"/>
      <text:p text:style-name="P20"/>
      <text:p text:style-name="P20"/>
      <text:p text:style-name="P20"/>
      <text:p text:style-name="P20"/>
      <text:p text:style-name="P20">Ideas around pair programming and </text:p>
      <text:p text:style-name="P20"/>
      <text:p text:style-name="P20">Danial - helping but also trying to explain good coding practices</text:p>
      <text:p text:style-name="P20">Trying to implement best practices - reviewing appoaches and sharing results - logging</text:p>
      <text:p text:style-name="P21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Rubik" svg:font-family="Rubik, Arial, sans-serif"/>
    <style:font-face style:name="Arial3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8T20:05:42.137000000</meta:creation-date>
    <meta:generator>LibreOffice/5.4.5.1$Windows_X86_64 LibreOffice_project/79c9829dd5d8054ec39a82dc51cd9eff340dbee8</meta:generator>
    <dc:date>2018-08-28T22:08:21.219000000</dc:date>
    <meta:editing-duration>PT49M42S</meta:editing-duration>
    <meta:editing-cycles>12</meta:editing-cycles>
    <meta:document-statistic meta:table-count="0" meta:image-count="0" meta:object-count="0" meta:page-count="2" meta:paragraph-count="22" meta:word-count="552" meta:character-count="3333" meta:non-whitespace-character-count="2780"/>
  </office:meta>
</office:document-meta>
</file>